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945in"/>
    </style:style>
    <style:style style:name="co2" style:family="table-column">
      <style:table-column-properties fo:break-before="auto" style:column-width="1.1374in"/>
    </style:style>
    <style:style style:name="co3" style:family="table-column">
      <style:table-column-properties fo:break-before="auto" style:column-width="2.1752in"/>
    </style:style>
    <style:style style:name="co4" style:family="table-column">
      <style:table-column-properties fo:break-before="auto" style:column-width="4.63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409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0.9126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1472in"/>
    </style:style>
    <style:style style:name="co11" style:family="table-column">
      <style:table-column-properties fo:break-before="auto" style:column-width="1.3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ffff00"/>
      <style:text-properties style:text-line-through-style="none" style:text-line-through-type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ment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ndpoints or ws: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/v5/market/instruments-info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/v5/market/ticker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s.ticker_stream</text:p>
          </table:table-cell>
          <table:table-cell/>
          <table:table-cell office:value-type="string" calcext:value-type="string">
            <text:p><text:a xlink:href="https://bybit-exchange.github.io/docs/v5/websocket/public/ticker#subscribe-example" xlink:type="simple">https://bybit-exchange.github.io/docs/v5/websocket/public/ticker#subscribe-example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" office:value-type="string" calcext:value-type="string">
            <text:p>Field name</text:p>
          </table:table-cell>
          <table:table-cell table:style-name="ce16" office:value-type="string" calcext:value-type="string">
            <text:p>Endpoint</text:p>
          </table:table-cell>
          <table:table-cell table:style-name="ce11" office:value-type="string" calcext:value-type="string">
            <text:p>Bitmex</text:p>
          </table:table-cell>
          <table:table-cell table:style-name="ce11" office:value-type="string" calcext:value-type="string">
            <text:p>Possible values</text:p>
          </table:table-cell>
          <table:table-cell table:style-name="ce11" office:value-type="string" calcext:value-type="string">
            <text:p>Info</text:p>
          </table:table-cell>
        </table:table-row>
        <table:table-row table:style-name="ro1">
          <table:table-cell table:style-name="ce12" office:value-type="string" calcext:value-type="string">
            <text:p>settleCoin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{'EOS', 'MANA', 'USDC', 'ETH', 'BTC', 'DOT', 'XRP', 'USDT', 'ADA', 'LTC'}</text:p>
          </table:table-cell>
          <table:table-cell/>
        </table:table-row>
        <table:table-row table:style-name="ro1">
          <table:table-cell table:style-name="ce12" office:value-type="string" calcext:value-type="string">
            <text:p>contractTyp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{'LinearPerpetual', 'InverseFutures', 'LinearFutures', 'InversePerpetual', 'Not defined'}</text:p>
          </table:table-cell>
          <table:table-cell/>
        </table:table-row>
        <table:table-row table:style-name="ro1">
          <table:table-cell table:style-name="ce12" office:value-type="string" calcext:value-type="string">
            <text:p>category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{'spot', 'inverse', 'option', 'linear'}</text:p>
          </table:table-cell>
          <table:table-cell/>
        </table:table-row>
        <table:table-row table:style-name="ro1">
          <table:table-cell office:value-type="string" calcext:value-type="string">
            <text:p>settlCurr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tlCurrency</text:p>
          </table:table-cell>
          <table:table-cell office:value-type="string" calcext:value-type="string">
            <text:p>{'EOS', 'MANA', 'USDC', 'ETH', 'BTC', 'DOT', 'XRP', 'USDT', 'ADA', 'LTC'}</text:p>
          </table:table-cell>
          <table:table-cell/>
        </table:table-row>
        <table:table-row table:style-name="ro1">
          <table:table-cell table:style-name="ce12" office:value-type="string" calcext:value-type="string">
            <text:p>baseCoin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{'NMR', 'RPL', 'MYRIA', 'OGN', 'KDA', 'NEO', 'METIS', 'XRP', 'KAS', '1000BONK', 'BNB', 'MAV', 'ORDI', 'TRX', 'MOVR', 'JASMY', 'STEEM', 'TRIBE', 'NTRN', 'BOB', 'LINA', 'LEVER', 'BSV', 'EGLD', 'T', 'SD', 'KNC', 'TON', 'JTO', 'LPT', 'REEF', 'PENDLE', 'NKN', 'QI', 'HOOK', 'ETC', 'AGIX', 'USDT', '10000SATS', 'MMC', 'ONG', 'BIGTIME', 'APT', 'BADGER', 'DGB', 'RAY', 'FLM', 'SUSHI', 'ATA', 'CHZ', 'LSK', 'POWR', 'XVG', 'AKRO', 'CGPT', 'LIT', 'DOGE', 'PROM', 'MBL', 'MPLX', 'CORE', 'GALA', 'ZEC', 'DCR', 'DUSK', 'HIGH', 'SUN', 'FUN', 'WOO', 'LINK', 'AVAX', 'RDNT', 'BAND', 'JOE', 'TAMA', 'MAVIA', 'ONE', 'COP', 'LDO', 'HOT', 'IDEX', 'LUNC', 'STRAX', 'SILLY', 'GAS', 'SNX', 'JST', 'EOS3S', 'ENS', 'TOKEN', 'ANT', 'VET', 'LOOKS', 'CEEK', 'GLM', 'BTT', 'SNT', 'GMX', 'EDU', 'ALPHA', 'BAKE', 'ARK', 'DAR', 'FRONT', 'AERGO', 'APE', 'MKR', 'GFT', 'BNT', 'CVX', 'TOMI', 'SLP', 'OXT', 'LOOM', 'CWAR', 'BEAM', 'SWEAT', 'EOS3L', 'SHIB', 'WIF', 'ARPA', 'YFI', 'AXL', 'SOL', '10000NFT', 'RIF', 'SOLO', 'LQTY', 'AXS', 'XRD', 'KEY', '10000STARL', 'MATIC', 'ILV', 'KAVA', 'OP', 'TLM', '1000LUNC', 'LRC', 'SFP', 'SXP', 'LUNA2', 'ZETA', 'XVS', 'AR', 'BOND', 'RNDR', 'MTL', 'USTC', 'SUPER', 'ZBC', 'STETH', 'ATOM2S', 'UNI', 'DAI', 'FORTH', 'MINA', '1000XEC', 'ETH', 'AGLD', '10000WEN', 'ACE', 'TWT', '1CAT', 'GM', 'CAKE', 'ZIL', 'FTM', 'XLM', 'API3', 'COTI', 'CRO', 'RARE', 'BLZ', 'AAVE', 'MYRO', 'DATA', 'TUSD', 'ARB', 'MEME', 'MULTI', 'DASH', 'USDC', 'BAT', 'TRB', 'GPT', 'DOT', 'TAO', 'MANTA', 'OG', '1000PEPE', 'POLYX', 'AUCTION', 'ENJ', 'CETUS', 'BEN', '1000FLOKI', 'RUNE', 'ETHW', 'PERP', '1INCH', 'CTK', '1000RATS', 'XAI', 'LUNA', 'ARKM', 'CRV', 'FET', 'OKB', 'NFP', 'WAXP', 'GRT', 'GMT', 'LADYS', 'GLMR', 'IOST', 'FXS', 'STG', 'DODO', 'WLKN', 'BAL', 'SUI', 'STORJ', 'LTC', 'QTUM', 'BABYDOGE', 'NETH', 'ALT', 'FIL', 'RAD', 'MNT', 'PEPE2', 'HNT', 'PYUSD', 'OMG', 'CFX', 'SSV', 'PSP', 'FITFI', 'VGX', 'QNT', 'MDT', 'ORBS', 'JUP', 'CVC', 'BTC', 'AUDIO', 'FLR', 'DYDX', 'GAL', 'RSR', 'ALGO', 'ALICE', 'EOS', 'ICP', 'XEM', 'BOBA', 'ONDO', 'KLAY', 'YGG', 'VRA', 'IMX', 'SKL', 'ALPACA', 'XTZ', 'PEOPLE', 'ACH', 'AGI', 'FLOW', 'DYM', 'ACS', 'ONT', 'SON', 'INJ', 'APEX', 'OCEAN', 'NEAR', 'ANKR', 'COMP', 'RUN', 'MVL', 'SAND', 'HFT', 'UMA', 'AGLA', 'CELO', 'STPT', 'KSM', 'BNX', 'PYTH', 'C98', 'CYBER', 'AI', 'XMR', 'DENT', 'HBAR', 'TIA', 'METH', 'COMBO', 'ZEN', 'KMA', 'HIFI', 'MBOX', 'CTSI', 'THETA', 'GODS', 'MASK', 'TRU', 'ATOM', 'STMX', 'CTC', 'CELR', 'BLUR', 'YFII', 'BEL', 'PHB', '1000BTT', 'MANA', 'ZRX', 'ROSE', 'ADA', 'BCH', 'WAVES', 'MAGIC', 'IOTA', 'RLC', 'ERTHA', 'PAXG', 'MEE', 'ICX', 'APE2S', 'AMB', 'ID', 'IOTX', 'SEILOR', 'SHIB1000', 'ASTR', 'REN', 'WLD', 'SEI', 'OKG', 'BTC2S', 'CKB', '10000LADYS'} settleCoin {'BTC', 'USDT', 'EOS', 'DOT', 'USDC', 'LTC', 'XRP', 'MANA', 'ADA', 'ETH'}</text:p>
          </table:table-cell>
          <table:table-cell/>
        </table:table-row>
        <table:table-row table:style-name="ro1">
          <table:table-cell table:style-name="ce12" office:value-type="string" calcext:value-type="string">
            <text:p>deliveryTime</text:p>
          </table:table-cell>
          <table:table-cell office:value-type="string" calcext:value-type="string">
            <text:p>1, 2</text:p>
          </table:table-cell>
          <table:table-cell table:style-name="ce12" office:value-type="string" calcext:value-type="string">
            <text:p>exp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0303in" svg:y="1.5425in" draw:caption-point-x="-0.2402in" draw:caption-point-y="0.5945in">
              <dc:date>2024-03-27T00:00:00</dc:date>
              <text:p text:style-name="P1"><text:span text:style-name="T1">Maximum possible funding value</text:span></text:p>
            </office:annotation>
            <text:p>upperFundingRate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no</text:p>
          </table:table-cell>
          <table:table-cell/>
          <table:table-cell office:value-type="string" calcext:value-type="string">
            <text:p><text:a xlink:href="https://www.bybit.com/en/announcement-info/fund-rate/" xlink:type="simple">https://www.bybit.com/en/announcement-info/fund-rate/</text:a>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0303in" svg:y="1.7205in" draw:caption-point-x="-0.2402in" draw:caption-point-y="0.5945in">
              <dc:date>2024-03-23T00:00:00</dc:date>
              <text:p text:style-name="P1"><text:span text:style-name="T1">Минимально возможное значение фандинга</text:span></text:p>
            </office:annotation>
            <text:p>lowerFundingRate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no</text:p>
          </table:table-cell>
          <table:table-cell/>
          <table:table-cell office:value-type="string" calcext:value-type="string">
            <text:p><text:a xlink:href="https://www.bybit.com/en/help-center/article/What-is-funding-rate-and-predicted-rate" xlink:type="simple">https://www.bybit.com/en/help-center/article/What-is-funding-rate-and-predicted-rate</text:a></text:p>
          </table:table-cell>
        </table:table-row>
        <table:table-row table:style-name="ro1">
          <table:table-cell office:value-type="string" calcext:value-type="string">
            <text:p>fundingRate</text:p>
          </table:table-cell>
          <table:table-cell office:value-type="string" calcext:value-type="string">
            <text:p>2, 3</text:p>
          </table:table-cell>
          <table:table-cell table:style-name="ce17" office:value-type="string" calcext:value-type="string">
            <text:p>fundingRate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priceFilter[“tickSize”]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ickSize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lotSizeFilter[“minOrderQty”]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otSize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status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24h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volume24h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bid1Price</text:p>
          </table:table-cell>
          <table:table-cell office:value-type="string" calcext:value-type="string">
            <text:p>2, 3</text:p>
          </table:table-cell>
          <table:table-cell table:style-name="ce12" office:value-type="string" calcext:value-type="string">
            <text:p>bidPrice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sk1Price</text:p>
          </table:table-cell>
          <table:table-cell office:value-type="string" calcext:value-type="string">
            <text:p>2, 3</text:p>
          </table:table-cell>
          <table:table-cell table:style-name="ce12" office:value-type="string" calcext:value-type="string">
            <text:p>askPrice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1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User ID" table:style-name="ta1">
        <table:table-column table:style-name="co5" table:default-cell-style-name="ce18"/>
        <table:table-row table:style-name="ro1">
          <table:table-cell office:value-type="string" calcext:value-type="string">
            <text:p>/v5/user/get-member-type</text:p>
          </table:table-cell>
        </table:table-row>
      </table:table>
      <table:table table:name="History" table:style-name="ta1">
        <table:table-column table:style-name="co6" table:default-cell-style-name="ce12"/>
        <table:table-column table:style-name="co7" table:default-cell-style-name="Default"/>
        <table:table-column table:style-name="co8" table:default-cell-style-name="ce12"/>
        <table:table-column table:style-name="co9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/v5/order/history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2 years only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1" office:value-type="string" calcext:value-type="string">
            <text:p>Field name</text:p>
          </table:table-cell>
          <table:table-cell/>
          <table:table-cell table:style-name="ce11" office:value-type="string" calcext:value-type="string">
            <text:p>Bitmex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category 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ide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side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order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table:style-name="Default" office:value-type="string" calcext:value-type="string">
            <text:p>leavesQty</text:p>
          </table:table-cell>
          <table:table-cell table:style-name="ce12" office:value-type="string" calcext:value-type="string">
            <text:p>str</text:p>
          </table:table-cell>
          <table:table-cell table:style-name="Default" office:value-type="string" calcext:value-type="string">
            <text:p>leavesQty</text:p>
          </table:table-cell>
          <table:table-cell table:style-name="ce12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Time</text:p>
          </table:table-cell>
          <table:table-cell table:style-name="ce12" office:value-type="string" calcext:value-type="string">
            <text:p>str, unix ms</text:p>
          </table:table-cell>
          <table:table-cell office:value-type="string" calcext:value-type="string">
            <text:p>transactTime</text:p>
          </table:table-cell>
          <table:table-cell table:style-name="ce12" office:value-type="string" calcext:value-type="string">
            <text:p>str, "Y-m-dTH:M:S.f"</text:p>
          </table:table-cell>
          <table:table-cell/>
        </table:table-row>
        <table:table-row table:style-name="ro1">
          <table:table-cell office:value-type="string" calcext:value-type="string">
            <text:p>execFee</text:p>
          </table:table-cell>
          <table:table-cell table:style-name="ce12" office:value-type="string" calcext:value-type="string">
            <text:p>str</text:p>
          </table:table-cell>
          <table:table-cell office:value-type="string" calcext:value-type="string">
            <text:p>commission</text:p>
          </table:table-cell>
          <table:table-cell table:style-name="ce12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xec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orderLink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lOrd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table:style-name="ce7" office:value-type="string" calcext:value-type="string">
            <text:p>orderPrice</text:p>
          </table:table-cell>
          <table:table-cell table:style-name="ce7" office:value-type="string" calcext:value-type="string">
            <text:p>str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Qty</text:p>
          </table:table-cell>
          <table:table-cell table:style-name="ce12" office:value-type="string" calcext:value-type="string">
            <text:p>str</text:p>
          </table:table-cell>
          <table:table-cell office:value-type="string" calcext:value-type="string">
            <text:p>lastQty</text:p>
          </table:table-cell>
          <table:table-cell table:style-name="ce12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Price</text:p>
          </table:table-cell>
          <table:table-cell table:style-name="ce12" office:value-type="string" calcext:value-type="string">
            <text:p>str</text:p>
          </table:table-cell>
          <table:table-cell office:value-type="string" calcext:value-type="string">
            <text:p>lastPx</text:p>
          </table:table-cell>
          <table:table-cell table:style-name="ce12" office:value-type="string" calcext:value-type="string">
            <text:p>float</text:p>
          </table:table-cell>
          <table:table-cell table:style-name="ce17"/>
        </table:table-row>
      </table:table>
      <table:table table:name="Open orders" table:style-name="ta1">
        <table:table-column table:style-name="co5" table:number-columns-repeated="2" table:default-cell-style-name="ce12"/>
        <table:table-column table:style-name="co10" table:default-cell-style-name="ce12"/>
        <table:table-column table:style-name="co9" table:default-cell-style-name="ce12"/>
        <table:table-row table:style-name="ro1">
          <table:table-cell table:style-name="Default" office:value-type="string" calcext:value-type="string">
            <text:p>get_open_orders(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/v5/order/realtime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1" office:value-type="string" calcext:value-type="string">
            <text:p>Field name</text:p>
          </table:table-cell>
          <table:table-cell table:style-name="Default"/>
          <table:table-cell table:style-name="ce11" office:value-type="string" calcext:value-type="string">
            <text:p>Bitmex</text:p>
          </table:table-cell>
          <table:table-cell table:style-name="Default"/>
        </table:table-row>
        <table:table-row table:style-name="ro1">
          <table:table-cell office:value-type="string" calcext:value-type="string">
            <text:p>orderId</text:p>
          </table:table-cell>
          <table:table-cell table:style-name="Default" office:value-type="string" calcext:value-type="string">
            <text:p>str</text:p>
          </table:table-cell>
          <table:table-cell office:value-type="string" calcext:value-type="string">
            <text:p>orderID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1248in" svg:y="0.298in" draw:caption-point-x="-0.2402in" draw:caption-point-y="0.5945in">
              <dc:date>2024-03-28T00:00:00</dc:date>
              <text:p text:style-name="P1"><text:span text:style-name="T1">Possibly empty field</text:span></text:p>
            </office:annotation>
            <text:p>orderLinkId</text:p>
          </table:table-cell>
          <table:table-cell table:style-name="ce17" office:value-type="string" calcext:value-type="string">
            <text:p>str</text:p>
          </table:table-cell>
          <table:table-cell office:value-type="string" calcext:value-type="string">
            <office:annotation draw:style-name="gr1" draw:text-style-name="P2" svg:width="1.1413in" svg:height="0.7083in" svg:x="3.161in" svg:y="0.298in" draw:caption-point-x="-0.2402in" draw:caption-point-y="0.5945in">
              <dc:date>2024-03-28T00:00:00</dc:date>
              <text:p text:style-name="P1"><text:span text:style-name="T1">No field if empty</text:span></text:p>
            </office:annotation>
            <text:p>clOrdID</text:p>
          </table:table-cell>
          <table:table-cell table:style-name="ce17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Default"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office:annotation draw:style-name="gr1" draw:text-style-name="P2" svg:width="1.1413in" svg:height="0.7083in" svg:x="3.161in" svg:y="0.6535in" draw:caption-point-x="-0.2402in" draw:caption-point-y="0.5945in">
              <dc:date>2024-03-28T00:00:00</dc:date>
              <text:p text:style-name="P1"><text:span text:style-name="T1">('ETHUSD', 'quanto')</text:span></text:p>
            </office:annotation>
            <text:p>symbol</text:p>
          </table:table-cell>
          <table:table-cell office:value-type="string" calcext:value-type="string">
            <text:p>tuple</text:p>
          </table:table-cell>
        </table:table-row>
        <table:table-row table:style-name="ro1">
          <table:table-cell table:style-name="Default" office:value-type="string" calcext:value-type="string">
            <text:p>side</text:p>
          </table:table-cell>
          <table:table-cell table:style-name="Default" office:value-type="string" calcext:value-type="string">
            <text:p>str</text:p>
          </table:table-cell>
          <table:table-cell table:style-name="Default" office:value-type="string" calcext:value-type="string">
            <text:p>sid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rder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ttlCurrency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orderType</text:p>
          </table:table-cell>
          <table:table-cell table:style-name="Default" office:value-type="string" calcext:value-type="string">
            <text:p>str</text:p>
          </table:table-cell>
          <table:table-cell office:value-type="string" calcext:value-type="string">
            <text:p>ordTyp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table:style-name="Default" office:value-type="string" calcext:value-type="string">
            <office:annotation draw:style-name="gr1" draw:text-style-name="P2" svg:width="1.1413in" svg:height="0.7083in" svg:x="1.1248in" svg:y="1.898in" draw:caption-point-x="-0.2402in" draw:caption-point-y="0.5945in">
              <dc:date>2024-03-28T00:00:00</dc:date>
              <text:p text:style-name="P1"><text:span text:style-name="T1">GTC</text:span></text:p>
            </office:annotation>
            <text:p>timeInForce</text:p>
          </table:table-cell>
          <table:table-cell table:style-name="Default" office:value-type="string" calcext:value-type="string">
            <text:p>str</text:p>
          </table:table-cell>
          <table:table-cell table:style-name="Default" office:value-type="string" calcext:value-type="string">
            <office:annotation draw:style-name="gr1" draw:text-style-name="P2" svg:width="1.1413in" svg:height="0.7083in" svg:x="3.161in" svg:y="1.898in" draw:caption-point-x="-0.2402in" draw:caption-point-y="0.5945in">
              <dc:date>2024-03-28T00:00:00</dc:date>
              <text:p text:style-name="P1"><text:span text:style-name="T1">GoodTillCancel</text:span></text:p>
            </office:annotation>
            <text:p>timeInForc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orderStatus</text:p>
          </table:table-cell>
          <table:table-cell table:style-name="Default" office:value-type="string" calcext:value-type="string">
            <text:p>str</text:p>
          </table:table-cell>
          <table:table-cell office:value-type="string" calcext:value-type="string">
            <text:p>ordStatus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WorkingIndicato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7" office:value-type="string" calcext:value-type="string">
            <text:p>leavesQty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leaves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cumExecQt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um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3.161in" svg:y="2.787in" draw:caption-point-x="-0.2402in" draw:caption-point-y="0.5945in">
              <dc:date>2024-03-28T00:00:00</dc:date>
              <text:p text:style-name="P1"><text:span text:style-name="T1">Submitted via API</text:span></text:p>
            </office:annotation>
            <text:p>text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updatedTime</text:p>
          </table:table-cell>
          <table:table-cell office:value-type="string" calcext:value-type="string">
            <text:p>str, unix ms</text:p>
          </table:table-cell>
          <table:table-cell office:value-type="string" calcext:value-type="string">
            <text:p>transactTime</text:p>
          </table:table-cell>
          <table:table-cell office:value-type="string" calcext:value-type="string">
            <text:p>str, "Y-m-dTH:M:S.f"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str</text:p>
          </table:table-cell>
        </table:table-row>
      </table:table>
      <table:table table:name="ws" table:style-name="ta1"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table:style-name="ce11" office:value-type="string" calcext:value-type="string">
            <text:p>Bybit</text:p>
          </table:table-cell>
          <table:table-cell table:style-name="ce11"/>
          <table:table-cell table:style-name="ce11" office:value-type="string" calcext:value-type="string">
            <text:p>Bitmex</text:p>
          </table:table-cell>
          <table:table-cell/>
        </table:table-row>
        <table:table-row table:style-name="ro1">
          <table:table-cell office:value-type="string" calcext:value-type="string">
            <text:p>orderbook_stream</text:p>
          </table:table-cell>
          <table:table-cell office:value-type="string" calcext:value-type="string">
            <text:p>depth=50</text:p>
          </table:table-cell>
          <table:table-cell office:value-type="string" calcext:value-type="string">
            <text:p>orderBook10</text:p>
          </table:table-cell>
          <table:table-cell office:value-type="string" calcext:value-type="string">
            <text:p><text:a xlink:href="https://bybit-exchange.github.io/docs/v5/websocket/public/orderbook" xlink:type="simple">https://bybit-exchange.github.io/docs/v5/websocket/public/orderbook</text:a></text:p>
          </table:table-cell>
        </table:table-row>
        <table:table-row table:style-name="ro1">
          <table:table-cell office:value-type="string" calcext:value-type="string">
            <text:p>orderbook_stream</text:p>
          </table:table-cell>
          <table:table-cell office:value-type="string" calcext:value-type="string">
            <text:p>depth=1</text:p>
          </table:table-cell>
          <table:table-cell office:value-type="string" calcext:value-type="string">
            <text:p>quote</text:p>
          </table:table-cell>
          <table:table-cell office:value-type="string" calcext:value-type="string">
            <text:p><text:a xlink:href="https://bybit-exchange.github.io/docs/v5/websocket/public/orderbook" xlink:type="simple">https://bybit-exchange.github.io/docs/v5/websocket/public/orderbook</text:a>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order</text:p>
          </table:table-cell>
          <table:table-cell/>
        </table:table-row>
        <table:table-row table:style-name="ro1">
          <table:table-cell office:value-type="string" calcext:value-type="string">
            <text:p>wallet_stream</text:p>
          </table:table-cell>
          <table:table-cell/>
          <table:table-cell office:value-type="string" calcext:value-type="string">
            <text:p>margin</text:p>
          </table:table-cell>
          <table:table-cell office:value-type="string" calcext:value-type="string">
            <text:p><text:a xlink:href="https://bybit-exchange.github.io/docs/v5/websocket/private/wallet" xlink:type="simple">https://bybit-exchange.github.io/docs/v5/websocket/private/wallet</text:a></text:p>
          </table:table-cell>
        </table:table-row>
        <table:table-row table:style-name="ro1">
          <table:table-cell office:value-type="string" calcext:value-type="string">
            <text:p>order_stream</text:p>
          </table:table-cell>
          <table:table-cell/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bybit-exchange.github.io/docs/v5/websocket/private/order" xlink:type="simple">https://bybit-exchange.github.io/docs/v5/websocket/private/order</text:a></text:p>
          </table:table-cell>
        </table:table-row>
        <table:table-row table:style-name="ro1">
          <table:table-cell office:value-type="string" calcext:value-type="string">
            <text:p>execution_stream</text:p>
          </table:table-cell>
          <table:table-cell/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bybit-exchange.github.io/docs/v5/websocket/private/execution" xlink:type="simple">https://bybit-exchange.github.io/docs/v5/websocket/private/execution</text:a></text:p>
          </table:table-cell>
        </table:table-row>
        <table:table-row table:style-name="ro1">
          <table:table-cell office:value-type="string" calcext:value-type="string">
            <text:p>ticker_stream</text:p>
          </table:table-cell>
          <table:table-cell/>
          <table:table-cell office:value-type="string" calcext:value-type="string">
            <text:p>instrument</text:p>
          </table:table-cell>
          <table:table-cell office:value-type="string" calcext:value-type="string">
            <text:p><text:a xlink:href="https://bybit-exchange.github.io/docs/v5/websocket/public/ticker" xlink:type="simple">https://bybit-exchange.github.io/docs/v5/websocket/public/ticker</text:a></text:p>
          </table:table-cell>
        </table:table-row>
        <table:table-row table:style-name="ro1">
          <table:table-cell office:value-type="string" calcext:value-type="string">
            <text:p>position_stream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<text:a xlink:href="https://bybit-exchange.github.io/docs/v5/websocket/private/position" xlink:type="simple">https://bybit-exchange.github.io/docs/v5/websocket/private/position</text:a></text:p>
          </table:table-cell>
        </table:table-row>
        <table:table-row table:style-name="ro1">
          <table:table-cell office:value-type="string" calcext:value-type="string">
            <text:p>trade_stream</text:p>
          </table:table-cell>
          <table:table-cell/>
          <table:table-cell office:value-type="string" calcext:value-type="string">
            <text:p>trade</text:p>
          </table:table-cell>
          <table:table-cell office:value-type="string" calcext:value-type="string">
            <text:p><text:a xlink:href="https://bybit-exchange.github.io/docs/v5/websocket/public/trade" xlink:type="simple">https://bybit-exchange.github.io/docs/v5/websocket/public/trade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0">00/00/0000</text:date>, <text:time style:data-style-name="N2" text:time-value="08:14:30.9530285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21:22:06.396121168</meta:creation-date>
    <meta:generator>LibreOffice/7.0.4.2$Linux_X86_64 LibreOffice_project/00$Build-2</meta:generator>
    <dc:date>2024-03-30T09:51:52.835330002</dc:date>
    <meta:editing-duration>P1DT16H45M9S</meta:editing-duration>
    <meta:editing-cycles>96</meta:editing-cycles>
    <meta:document-statistic meta:table-count="5" meta:cell-count="217" meta:object-count="0"/>
  </office:meta>
</office:document-meta>
</file>